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erif" fo:font-size="13pt" fo:font-weight="bold" officeooo:rsid="01dac937" officeooo:paragraph-rsid="01dac937" style:font-size-asian="13pt" style:font-weight-asian="bold" style:font-size-complex="13pt" style:font-weight-complex="bold"/>
    </style:style>
    <style:style style:name="P5" style:family="paragraph" style:parent-style-name="Standard">
      <style:paragraph-properties fo:break-before="page"/>
      <style:text-properties style:font-name="Courier New" fo:font-size="11pt" officeooo:paragraph-rsid="01dcc331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Courier New" fo:font-size="11pt" officeooo:paragraph-rsid="01e1b5d6" style:font-size-asian="11pt" style:font-size-complex="11pt"/>
    </style:style>
    <style:style style:name="P7" style:family="paragraph" style:parent-style-name="Standard">
      <style:text-properties style:font-name="Liberation Serif" fo:font-size="12pt" officeooo:paragraph-rsid="01d37c2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paragraph-rsid="01d9898a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1d37c27" style:font-size-asian="11pt" style:font-size-complex="11pt"/>
    </style:style>
    <style:style style:name="P10" style:family="paragraph" style:parent-style-name="Standard">
      <style:text-properties style:font-name="Liberation Serif" fo:font-size="13pt" fo:font-weight="bold" officeooo:rsid="01dac937" officeooo:paragraph-rsid="01dac93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efed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officeooo:paragraph-rsid="01d9898a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officeooo:paragraph-rsid="01dac937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officeooo:paragraph-rsid="01dcc331" style:font-size-asian="11pt" style:font-size-complex="11pt"/>
    </style:style>
    <style:style style:name="P15" style:family="paragraph" style:parent-style-name="Standard">
      <style:text-properties style:font-name="Courier New" fo:font-size="11pt" officeooo:paragraph-rsid="01dcab4b" style:font-size-asian="11pt" style:font-size-complex="11pt"/>
    </style:style>
    <style:style style:name="P16" style:family="paragraph" style:parent-style-name="Standard">
      <style:text-properties style:font-name="Courier New" fo:font-size="11pt" officeooo:paragraph-rsid="01dcc331" style:font-size-asian="11pt" style:font-size-complex="11pt"/>
    </style:style>
    <style:style style:name="P17" style:family="paragraph" style:parent-style-name="Standard">
      <style:text-properties style:font-name="Courier New" fo:font-size="11pt" officeooo:paragraph-rsid="01df9430" style:font-size-asian="11pt" style:font-size-complex="11pt"/>
    </style:style>
    <style:style style:name="P18" style:family="paragraph" style:parent-style-name="Standard">
      <style:text-properties style:font-name="Courier New" fo:font-size="11pt" officeooo:rsid="01df9430" officeooo:paragraph-rsid="01df9430" style:font-size-asian="11pt" style:font-size-complex="11pt"/>
    </style:style>
    <style:style style:name="P19" style:family="paragraph" style:parent-style-name="Standard">
      <style:text-properties style:font-name="Courier New" fo:font-size="11pt" officeooo:paragraph-rsid="01e1b5d6" style:font-size-asian="11pt" style:font-size-complex="11pt"/>
    </style:style>
    <style:style style:name="P20" style:family="paragraph" style:parent-style-name="Standard">
      <style:text-properties style:font-name="Liberation Serif" fo:font-size="12pt" officeooo:paragraph-rsid="01dcab4b" style:font-size-asian="10.5pt" style:font-size-complex="12pt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185e0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dcc331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1d9898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d9898a" style:font-style-asian="italic" style:font-style-complex="italic"/>
    </style:style>
    <style:style style:name="T10" style:family="text">
      <style:text-properties officeooo:rsid="01dcc331"/>
    </style:style>
    <style:style style:name="T11" style:family="text">
      <style:text-properties officeooo:rsid="01de75fc"/>
    </style:style>
    <style:style style:name="T12" style:family="text">
      <style:text-properties officeooo:rsid="01df9430"/>
    </style:style>
    <style:style style:name="T13" style:family="text">
      <style:text-properties officeooo:rsid="01e0559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de75fc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8"/>
      <text:p text:style-name="P12"><text:span text:style-name="T4">public class Mitarbeiter</text:span><text:line-break/>{<text:line-break/><text:span text:style-name="T8"> <text:s text:c="2"/>// ... </text:span><text:span text:style-name="T9">Deklarationen ...</text:span> <text:s text:c="3"/></text:p>
      <text:p text:style-name="P12"><text:span text:style-name="T8"><text:s text:c="3"/>// ... </text:span><text:span text:style-name="T9">set-Methoden ...</text:span> <text:s text:c="3"/><text:line-break/> <text:s text:c="3"/><text:line-break/> <text:s text:c="2"/>public String getName()<text:line-break/> <text:s text:c="2"/>{<text:line-break/> <text:s text:c="5"/>return name;<text:line-break/> <text:s text:c="2"/>}<text:line-break/> <text:s text:c="3"/><text:line-break/> <text:s text:c="2"/>public double getGehalt()<text:line-break/> <text:s text:c="2"/>{<text:line-break/> <text:s text:c="5"/>return gehalt;<text:line-break/> <text:s text:c="2"/>}<text:line-break/> <text:s text:c="3"/><text:line-break/> <text:s text:c="2"/>public Abteilung getAbteilung()<text:line-break/> <text:s text:c="2"/>{<text:line-break/> <text:s text:c="5"/>return abt;<text:line-break/> <text:s text:c="2"/>}<text:line-break/></text:p>
      <text:p text:style-name="P12"><text:s text:c="3"/>public Mitarbeiter getVorgesetzter()<text:line-break/> <text:s text:c="2"/>{<text:line-break/> <text:s text:c="5"/>return vorges;<text:line-break/> <text:s text:c="2"/>}<text:line-break/>}<text:line-break/></text:p>
      <text:p text:style-name="P12"><text:span text:style-name="T4">public void ausgabeMitarbeiter(Mitarbeiter m)</text:span><text:line-break/>{<text:line-break/> <text:s text:c="2"/>Abteilung abt;<text:line-break/> <text:s text:c="2"/>Mitarbeiter vg;<text:line-break/><text:line-break/> <text:s text:c="2"/>Console.println("Mitarbeiterdaten");<text:line-break/> <text:s text:c="2"/>Console.println("Name: " + m.getName());<text:line-break/> <text:s text:c="2"/>Console.println("Gehalt: " + m.getGehalt());<text:line-break/></text:p>
      <text:p text:style-name="P12"><text:s text:c="3"/>abt = m.getAbteilung();<text:line-break/> <text:s text:c="2"/>if (abt != null)<text:line-break/> <text:s text:c="2"/>{<text:line-break/> <text:s text:c="5"/>Console.println("Abteilung: " + abt.getBezeichnung());<text:line-break/> <text:s text:c="5"/>Console.println("Raum: " + abt.getRaum());<text:line-break/> <text:s text:c="2"/>}<text:line-break/> <text:s text:c="2"/>else<text:line-break/> <text:s text:c="2"/>{<text:line-break/> <text:s text:c="5"/>Console.println("Keiner Abteilung zugeordnet");<text:line-break/> <text:s text:c="2"/>}</text:p>
      <text:p text:style-name="P14"><text:s text:c="3"/>vg = m.getVorgesetzter();<text:line-break/> <text:s text:c="2"/>if (vg != null)<text:line-break/> <text:s text:c="2"/>{<text:line-break/> <text:s text:c="5"/>Console.println("Vorgesetzter: " + vg.getName());<text:line-break/> <text:s text:c="2"/>}<text:line-break/> <text:s text:c="2"/>else<text:line-break/> <text:s text:c="2"/>{<text:line-break/> <text:s text:c="5"/>Console.println("Hat keinen Vorgesetzten");<text:line-break/> <text:s text:c="2"/>}<text:line-break/>}</text:p>
      <text:p text:style-name="P13"><text:soft-page-break/><text:span text:style-name="T4">public void main()</text:span><text:line-break/>{<text:line-break/> <text:s text:c="2"/>werteAbteilung();<text:line-break/> <text:s text:c="2"/><text:span text:style-name="T7">werteMitarbeiter();</text:span><text:line-break/> <text:s text:c="7"/><text:line-break/> <text:s text:c="2"/>ausgabeMitarbeiter(m1);<text:line-break/> <text:s text:c="2"/>ausgabeMitarbeiter(m2);<text:line-break/> <text:s text:c="2"/>ausgabeMitarbeiter(m3);<text:line-break/> <text:s text:c="2"/>ausgabeMitarbeiter(m4);<text:line-break/> <text:s text:c="2"/>ausgabeMitarbeiter(m5);<text:line-break/>}</text:p>
      <text:p text:style-name="P9"/>
      <text:p text:style-name="P9"/>
      <text:p text:style-name="P10">Aufgabe 2</text:p>
      <text:p text:style-name="P7"/>
      <text:p text:style-name="P17"><text:span text:style-name="T4">public class Kunde</text:span><text:line-break/>{<text:line-break/> <text:s text:c="2"/>private String name;<text:line-break/> <text:s text:c="2"/>private Konto kto;<text:line-break/> <text:s text:c="2"/>private Depot dep;<text:line-break/> <text:s text:c="3"/><text:line-break/> <text:s text:c="2"/>public Kunde(String pn)<text:line-break/> <text:s text:c="2"/>{<text:line-break/> <text:s text:c="5"/>name = pn;<text:line-break/> <text:s text:c="2"/>}<text:line-break/> <text:s text:c="3"/><text:line-break/> <text:s text:c="2"/>public String getName()<text:line-break/> <text:s text:c="2"/>{<text:line-break/> <text:s text:c="5"/>return name;<text:line-break/> <text:s text:c="2"/>}<text:line-break/> <text:s text:c="3"/><text:line-break/> <text:s text:c="2"/>public void setKonto(Konto pk)<text:line-break/> <text:s text:c="2"/>{<text:line-break/> <text:s text:c="5"/>kto = pk;<text:line-break/> <text:s text:c="2"/>}<text:line-break/> <text:s text:c="3"/><text:line-break/> <text:s text:c="2"/>public Konto getKonto()<text:line-break/> <text:s text:c="2"/>{<text:line-break/> <text:s text:c="5"/>return kto;<text:line-break/> <text:s text:c="2"/>}<text:line-break/> <text:s text:c="3"/><text:line-break/> <text:s text:c="2"/>public void setDepot(Depot pd)<text:line-break/> <text:s text:c="2"/>{<text:line-break/> <text:s text:c="5"/>dep = pd;<text:line-break/> <text:s text:c="2"/>}<text:line-break/> <text:s text:c="3"/><text:line-break/> <text:s text:c="2"/>public Depot getDepot()<text:line-break/> <text:s text:c="2"/>{<text:line-break/> <text:s text:c="5"/>return dep;<text:line-break/> <text:s text:c="2"/>}</text:p>
      <text:p text:style-name="P18">}</text:p>
      <text:p text:style-name="P16"/>
      <text:p text:style-name="P5">import console.*;<text:line-break/><text:line-break/><text:span text:style-name="T4">public class Bank</text:span><text:line-break/>{<text:line-break/> <text:s text:c="2"/>private Kunde kd1, kd2;<text:line-break/> <text:s text:c="2"/>private Konto kto1, kto2;<text:line-break/> <text:s text:c="2"/>private Depot dep1, dep2;<text:line-break/><text:line-break/> <text:s text:c="2"/><text:span text:style-name="T4">public Bank()</text:span><text:line-break/> <text:s text:c="2"/>{<text:line-break/> <text:s text:c="5"/>kd1 = new Kunde("Frank");<text:line-break/> <text:s text:c="5"/>kd2 = new Kunde("Silvia");<text:line-break/> <text:s text:c="5"/>kto1 = new Konto(1);<text:line-break/> <text:s text:c="5"/>kto2 = new Konto(2);<text:line-break/> <text:s text:c="5"/>dep1 = new Depot("Siemens");<text:line-break/> <text:s text:c="5"/>dep2 = new Depot("Bosch");<text:line-break/> <text:s text:c="2"/>}<text:line-break/><text:line-break/><text:span text:style-name="T4"> <text:s text:c="2"/>public void anfangsWerte()<text:line-break/></text:span> <text:s text:c="2"/>{<text:line-break/> <text:s text:c="5"/>kd1.setKonto(kto1);<text:line-break/> <text:s text:c="5"/>kd2.setKonto(kto2);<text:line-break/> <text:s text:c="5"/>kd1.setDepot(dep1);<text:line-break/> <text:s text:c="5"/>kd2.setDepot(dep2);<text:line-break/> <text:s text:c="5"/>kto1.einzahlen(500.0);<text:line-break/> <text:s text:c="5"/>kto2.einzahlen(500.0);<text:line-break/> <text:s text:c="5"/>dep1.setKurs(100.0);<text:line-break/> <text:s text:c="5"/>dep2.setKurs(250.0);<text:line-break/> <text:s text:c="2"/>}<text:line-break/><text:line-break/><text:span text:style-name="T4"> <text:s text:c="2"/>public void kontoAktion(Kunde </text:span><text:span text:style-name="T5">p</text:span><text:span text:style-name="T4">kd)</text:span><text:line-break/> <text:s text:c="2"/>{<text:line-break/> <text:s text:c="5"/>int wahl;<text:line-break/> <text:s text:c="5"/>double betrag;</text:p>
      <text:p text:style-name="P16"><text:s text:c="6"/><text:span text:style-name="T10">Konto kto;</text:span><text:line-break/><text:line-break/> <text:s text:c="5"/>if (<text:span text:style-name="T10">p</text:span>kd == null) <text:s/>{ return; <text:span text:style-name="T13">}</text:span><text:line-break/><text:line-break/> <text:s text:c="5"/>kto = kd.getKonto();<text:line-break/> <text:s text:c="5"/>if (kto == null)<text:line-break/> <text:s text:c="5"/>{<text:line-break/> <text:s text:c="8"/>Console.println("Kein Konto vorhanden.");<text:line-break/> <text:s text:c="8"/>Console.readln();<text:line-break/> <text:s text:c="8"/>return;<text:line-break/> <text:s text:c="5"/>}<text:line-break/> <text:s text:c="5"/>Console.println("Kunde: " + <text:span text:style-name="T10">p</text:span>kd.getName());<text:line-break/> <text:s text:c="5"/>Console.println("Kontonummer: " + kto.getNummer() + </text:p>
      <text:p text:style-name="P19"><text:s text:c="22"/>" Kontostand: " <text:s/>+ kto.getStand());<text:line-break/> <text:s text:c="7"/><text:line-break/> <text:s text:c="5"/>Console.print("Möchten Sie einzahlen (1) / abheben (2)? ");<text:line-break/> <text:s text:c="5"/>wahl = Console.readInt();<text:line-break/> <text:s text:c="5"/>if (wahl == 1)<text:line-break/> <text:s text:c="5"/>{<text:line-break/> <text:s text:c="8"/>Console.print("Welchen Betrag einzahlen? ");<text:line-break/> <text:s text:c="8"/>betrag = Console.readDouble();<text:line-break/></text:p>
      <text:p text:style-name="P6"><text:s text:c="9"/>if (betrag &lt;= 0.0)<text:line-break/> <text:s text:c="8"/>{<text:line-break/> <text:s text:c="11"/>Console.println("Kein negativer Betrag möglich.");<text:line-break/> <text:s text:c="8"/>}<text:line-break/> <text:s text:c="8"/>else<text:line-break/> <text:s text:c="8"/>{<text:line-break/> <text:s text:c="11"/>kto.einzahlen(betrag);<text:line-break/> <text:s text:c="8"/>}<text:line-break/> <text:s text:c="5"/>}<text:line-break/> <text:s text:c="5"/>else if (wahl == 2)<text:line-break/> <text:s text:c="5"/>{<text:line-break/> <text:s text:c="8"/>Console.print("Welchen Betrag abheben? ");<text:line-break/> <text:s text:c="8"/>betrag = Console.readDouble();<text:line-break/> <text:s text:c="8"/>if (betrag &gt; kto.getStand())<text:line-break/> <text:s text:c="8"/>{<text:line-break/> <text:s text:c="11"/>Console.println("So viel Geld haben Sie nicht.");<text:line-break/> <text:s text:c="8"/>}<text:line-break/> <text:s text:c="8"/>else<text:line-break/> <text:s text:c="8"/>{<text:line-break/> <text:s text:c="11"/>kto.abheben(betrag);<text:line-break/> <text:s text:c="8"/>}<text:line-break/> <text:s text:c="5"/>}<text:line-break/> <text:s text:c="5"/>else<text:line-break/> <text:s text:c="5"/>{<text:line-break/> <text:s text:c="8"/>Console.println("Falsche Eingabe");<text:line-break/> <text:s text:c="5"/>}<text:line-break/><text:line-break/> <text:s text:c="5"/>Console.println("Neuer Kontostand: " + kto.getStand());<text:line-break/> <text:s text:c="5"/>Console.readln();<text:line-break/> <text:s text:c="2"/>}<text:line-break/></text:p>
      <text:p text:style-name="P15"><text:line-break/><text:span text:style-name="T4"> <text:s text:c="2"/>public void depotAktion(Kunde </text:span><text:span text:style-name="T5">p</text:span><text:span text:style-name="T4">kd)<text:line-break/></text:span> <text:s text:c="2"/>{<text:line-break/> <text:s text:c="5"/>int wahl, anzahl;<text:line-break/><text:line-break/> <text:s text:c="5"/>if (<text:span text:style-name="T10">p</text:span>kd == null) <text:s/>{ return; <text:span text:style-name="T12">}</text:span><text:line-break/></text:p>
      <text:p text:style-name="P17"><text:s text:c="6"/>Konto kto = <text:span text:style-name="T10">p</text:span>kd.getKonto();<text:line-break/> <text:s text:c="5"/>Depot dep = <text:span text:style-name="T10">p</text:span>kd.getDepot();<text:line-break/></text:p>
      <text:p text:style-name="P17"><text:s text:c="6"/>if (kto == null || dep == null)<text:line-break/> <text:s text:c="5"/>{<text:line-break/> <text:s text:c="8"/>Console.println("Kein Konto bzw. Depot vorhanden.");<text:line-break/> <text:s text:c="8"/>Console.readln();<text:line-break/> <text:s text:c="8"/>return;<text:line-break/> <text:s text:c="5"/>} <text:s/></text:p>
      <text:p text:style-name="P17"><text:s text:c="6"/><text:line-break/> <text:s text:c="5"/>Console.println("Kunde: " + <text:span text:style-name="T10">p</text:span>kd.getName());<text:line-break/> <text:s text:c="5"/>Console.println("Aktie: " + dep.getAktie() + " Anzahl: " +</text:p>
      <text:p text:style-name="P19"><text:s text:c="9"/>dep.getAnzahl() + " Kurs: " + dep.getKurs());<text:line-break/><text:line-break/> <text:s text:c="5"/>Console.print("Möchten Sie kaufen (1) / verkaufen (2)? ");<text:line-break/> <text:s text:c="5"/>wahl = Console.readInt();<text:line-break/></text:p>
      <text:p text:style-name="P6"><text:s text:c="6"/>if (wahl == 1)<text:line-break/> <text:s text:c="5"/>{<text:line-break/> <text:s text:c="8"/>Console.print("Wie viele Anteile? ");<text:line-break/> <text:s text:c="8"/>anzahl = Console.readInt();<text:line-break/> <text:s text:c="8"/>if (anzahl * dep.getKurs() &gt; kto.getStand())<text:line-break/> <text:s text:c="8"/>{<text:line-break/> <text:s text:c="11"/>Console.println("Kontostand reicht nicht aus.");<text:line-break/> <text:s text:c="8"/>}<text:line-break/> <text:s text:c="8"/>else<text:line-break/> <text:s text:c="8"/>{<text:line-break/> <text:s text:c="11"/>dep.kaufen(anzahl);<text:line-break/> <text:s text:c="11"/>kto.abheben(anzahl * dep.getKurs());<text:line-break/> <text:s text:c="11"/>Console.println("Anteile gekauft, " + </text:p>
      <text:p text:style-name="P15"><text:s text:c="25"/>anzahl * dep.getKurs() + " abgehoben.");<text:line-break/> <text:s text:c="8"/>}<text:line-break/> <text:s text:c="5"/>}<text:line-break/> <text:s text:c="5"/>else if (wahl == 2)<text:line-break/> <text:s text:c="5"/>{<text:line-break/> <text:s text:c="8"/>Console.println("Wie viele Anteile?");<text:line-break/> <text:s text:c="8"/>anzahl = Console.readInt();<text:line-break/> <text:s text:c="8"/>if (anzahl &gt; dep.getAnzahl())<text:line-break/> <text:s text:c="8"/>{<text:line-break/> <text:s text:c="11"/>Console.println("So viele Anteile haben Sie nicht.");<text:line-break/> <text:s text:c="8"/>}<text:line-break/> <text:s text:c="8"/>else<text:line-break/> <text:s text:c="8"/>{<text:line-break/> <text:s text:c="11"/>dep.verkaufen(anzahl);<text:line-break/> <text:s text:c="11"/>kto.einzahlen(anzahl * dep.getKurs());<text:line-break/> <text:s text:c="11"/>Console.println("Anteile verkauft, " + </text:p>
      <text:p text:style-name="P15"><text:s text:c="25"/>anzahl * dep.getKurs() + " eingezahlt.");<text:line-break/> <text:s text:c="8"/>} <text:s text:c="11"/><text:line-break/> <text:s text:c="5"/>}<text:line-break/> <text:s text:c="5"/>else<text:line-break/> <text:s text:c="5"/>{<text:line-break/> <text:s text:c="8"/>Console.println("Falsche Eingabe");<text:line-break/> <text:s text:c="5"/>}<text:line-break/> <text:s text:c="5"/>Console.readln();<text:line-break/> <text:s text:c="2"/>}<text:line-break/></text:p>
      <text:p text:style-name="P15"/>
      <text:p text:style-name="P15"><text:s text:c="3"/><text:span text:style-name="T4">public void main()</text:span><text:line-break/> <text:s text:c="2"/>{<text:line-break/> <text:s text:c="5"/>anfangsWerte();<text:line-break/><text:line-break/> <text:s text:c="5"/>kontoAktion(kd1);<text:line-break/> <text:s text:c="5"/>depotAktion(kd1);<text:line-break/><text:line-break/> <text:s text:c="5"/>kontoAktion(kd2);<text:line-break/> <text:s text:c="5"/>depotAktion(kd2);<text:line-break/> <text:s text:c="2"/>}<text:line-break/>}<text:line-break/></text:p>
      <text:p text:style-name="P20"/>
      <text:p text:style-name="P20"/>
      <text:p text:style-name="P20"/>
      <text:p text:style-name="P20"><draw:frame text:anchor-type="paragraph" draw:z-index="0" draw:name="Form1" draw:style-name="gr1" draw:text-style-name="P21" svg:width="1.795cm" svg:height="0.63cm" svg:x="15.196cm" svg:y="0.28cm"><draw:image xlink:href="Pictures/10000000000000580000001F196641809BB809C4.png" xlink:type="simple" xlink:show="embed" xlink:actuate="onLoad" loext:mime-type="image/png"><text:p/></draw:image></draw:frame></text:p>
      <text:p text:style-name="P11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185e0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eferenz als Rückgabewert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2:07.688000000</dc:date>
    <meta:editing-duration>P4DT12H40M2S</meta:editing-duration>
    <meta:editing-cycles>332</meta:editing-cycles>
    <meta:generator>LibreOffice/6.2.5.2$Windows_X86_64 LibreOffice_project/1ec314fa52f458adc18c4f025c545a4e8b22c159</meta:generator>
    <meta:document-statistic meta:table-count="1" meta:image-count="0" meta:object-count="0" meta:page-count="5" meta:paragraph-count="28" meta:word-count="556" meta:character-count="5654" meta:non-whitespace-character-count="3712"/>
  </office:meta>
</office:document-meta>
</file>